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anklin Gothic Medium" fo:font-size="10pt" fo:font-style="normal" style:text-underline-style="none" fo:font-weight="normal" officeooo:paragraph-rsid="001a507a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Franklin Gothic Medium"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Franklin Gothic Medium" fo:font-style="normal" style:text-underline-style="none" style:font-style-asian="normal" style:font-style-complex="normal"/>
    </style:style>
    <style:style style:name="P4" style:family="paragraph" style:parent-style-name="Standard" style:list-style-name="WW8Num2">
      <style:text-properties style:font-name="Franklin Gothic Medium" fo:font-style="normal" style:text-underline-style="none" style:font-style-asian="normal" style:font-style-complex="normal"/>
    </style:style>
    <style:style style:name="P5" style:family="paragraph" style:parent-style-name="Standard">
      <style:text-properties style:font-name="Franklin Gothic Medium" fo:font-style="normal" style:text-underline-style="none" officeooo:paragraph-rsid="001cd67d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Franklin Gothic Medium" fo:font-size="14pt" fo:font-style="normal" style:text-underline-style="none" officeooo:paragraph-rsid="0018d5b9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Franklin Gothic Medium" fo:font-size="14pt" fo:font-style="normal" style:text-underline-style="none" fo:font-weight="bold" officeooo:paragraph-rsid="0018d5b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anklin Gothic Medium" fo:font-size="12pt" fo:font-style="normal" style:text-underline-style="none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Franklin Gothic Medium" fo:font-size="12pt" fo:font-style="normal" style:text-underline-style="none" fo:font-weight="normal" officeooo:paragraph-rsid="0018d5b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Franklin Gothic Medium" fo:font-size="12pt" fo:language="pt" fo:country="BR" fo:font-style="normal" style:text-underline-style="none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18d5b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19886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198869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style:font-name="Franklin Gothic Medium" fo:font-size="14pt" fo:font-style="normal" style:text-underline-style="none" fo:font-weight="bold" style:font-size-asian="14pt" style:font-style-asian="normal" style:font-weight-asian="bold" style:font-size-complex="14pt" style:font-style-complex="normal"/>
    </style:style>
    <style:style style:name="P16" style:family="paragraph" style:parent-style-name="Standard">
      <style:paragraph-properties fo:margin-left="3.747cm" fo:margin-right="0cm" fo:text-indent="-3.747cm" style:auto-text-indent="false"/>
      <style:text-properties style:font-name="Franklin Gothic Medium" fo:font-style="normal" style:text-underline-style="none" style:font-style-asian="normal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Franklin Gothic Medium" fo:font-style="normal" style:text-underline-style="none" style:font-style-asian="normal" style:font-style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Franklin Gothic Medium" fo:font-size="18pt" fo:language="pt" fo:country="BR" fo:font-style="normal" style:text-underline-style="none" fo:font-weight="bold" officeooo:paragraph-rsid="001a507a" style:font-size-asian="18pt" style:font-style-asian="normal" style:font-weight-asian="bold" style:font-name-complex="Monotype Corsiva" style:font-size-complex="18pt" style:font-style-complex="normal" style:font-weight-complex="bold"/>
    </style:style>
    <style:style style:name="P19" style:family="paragraph" style:parent-style-name="Heading_20_3">
      <style:paragraph-properties fo:text-align="center" style:justify-single-word="false"/>
      <style:text-properties style:font-name="Franklin Gothic Medium" fo:font-size="14pt" fo:font-style="normal" style:text-underline-style="none" style:font-size-asian="14pt" style:font-style-asian="normal" style:font-size-complex="14pt" style:font-style-complex="normal"/>
    </style:style>
    <style:style style:name="P20" style:family="paragraph" style:parent-style-name="Heading_20_3">
      <style:paragraph-properties fo:text-align="center" style:justify-single-word="false"/>
      <style:text-properties style:font-name="Franklin Gothic Medium" fo:font-size="14pt" fo:font-style="normal" style:text-underline-style="none" officeooo:paragraph-rsid="00198869" style:font-size-asian="14pt" style:font-style-asian="normal" style:font-size-complex="14pt" style:font-style-complex="normal"/>
    </style:style>
    <style:style style:name="P21" style:family="paragraph" style:parent-style-name="Heading_20_3">
      <style:paragraph-properties fo:text-align="start" style:justify-single-word="false"/>
      <style:text-properties style:font-name="Franklin Gothic Medium" fo:font-size="12pt" fo:font-style="normal" style:text-underline-style="none" style:font-size-asian="12pt" style:font-style-asian="normal" style:font-size-complex="12pt" style:font-style-complex="normal"/>
    </style:style>
    <style:style style:name="P22" style:family="paragraph" style:parent-style-name="Heading_20_2">
      <style:paragraph-properties fo:text-align="start" style:justify-single-word="false"/>
      <style:text-properties style:font-name="Franklin Gothic Medium" fo:font-size="12pt" fo:font-style="normal" style:text-underline-style="none" officeooo:paragraph-rsid="0018d5b9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5b9" style:font-weight-asian="bold" style:font-weight-complex="bold"/>
    </style:style>
    <style:style style:name="T3" style:family="text">
      <style:text-properties fo:font-weight="bold" officeooo:rsid="00198869" style:font-weight-asian="bold" style:font-weight-complex="bold"/>
    </style:style>
    <style:style style:name="T4" style:family="text">
      <style:text-properties fo:font-weight="bold" officeooo:rsid="001a507a" style:font-weight-asian="bold" style:font-weight-complex="bold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language="pt" fo:country="BR" fo:font-weight="bold" officeooo:rsid="0018d5b9" style:font-weight-asian="bold" style:font-weight-complex="bold"/>
    </style:style>
    <style:style style:name="T8" style:family="text">
      <style:text-properties fo:language="pt" fo:country="BR" fo:font-weight="bold" style:font-weight-asian="bold" style:font-name-complex="Monotype Corsiva" style:font-weight-complex="bold"/>
    </style:style>
    <style:style style:name="T9" style:family="text">
      <style:text-properties fo:language="pt" fo:country="BR" fo:font-weight="bold" officeooo:rsid="001a507a" style:font-weight-asian="bold" style:font-name-complex="Monotype Corsiva" style:font-weight-complex="bold"/>
    </style:style>
    <style:style style:name="T10" style:family="text">
      <style:text-properties fo:language="pt" fo:country="BR" officeooo:rsid="0018d5b9"/>
    </style:style>
    <style:style style:name="T11" style:family="text">
      <style:text-properties fo:language="pt" fo:country="BR" style:font-name-complex="Monotype Corsiva"/>
    </style:style>
    <style:style style:name="T12" style:family="text">
      <style:text-properties fo:language="pt" fo:country="BR" officeooo:rsid="001a507a" style:font-name-complex="Monotype Corsiv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4pt" officeooo:rsid="0018d5b9" style:font-size-asian="14pt" style:font-size-complex="14pt"/>
    </style:style>
    <style:style style:name="T15" style:family="text">
      <style:text-properties fo:font-size="14pt" officeooo:rsid="001b9d09" style:font-size-asian="14pt" style:font-size-complex="14pt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d5b9" style:font-weight-asian="normal" style:font-weight-complex="normal"/>
    </style:style>
    <style:style style:name="T19" style:family="text">
      <style:text-properties fo:font-weight="normal" officeooo:rsid="001b9d09" style:font-weight-asian="normal" style:font-weight-complex="normal"/>
    </style:style>
    <style:style style:name="T20" style:family="text">
      <style:text-properties officeooo:rsid="0018d5b9"/>
    </style:style>
    <style:style style:name="T21" style:family="text">
      <style:text-properties style:text-underline-style="none"/>
    </style:style>
    <style:style style:name="T22" style:family="text">
      <style:text-properties style:font-name="Franklin Gothic Medium" fo:font-style="normal" style:text-underline-style="none" style:font-style-asian="normal" style:font-style-complex="normal"/>
    </style:style>
    <style:style style:name="T23" style:family="text">
      <style:text-properties style:font-name="Franklin Gothic Medium" fo:font-style="normal" style:text-underline-style="none" officeooo:rsid="0018d5b9" style:font-style-asian="normal" style:font-style-complex="normal"/>
    </style:style>
    <style:style style:name="T24" style:family="text">
      <style:text-properties style:font-name="Franklin Gothic Medium" fo:font-style="normal" style:text-underline-style="none" officeooo:rsid="00198869" style:font-style-asian="normal" style:font-style-complex="normal"/>
    </style:style>
    <style:style style:name="T25" style:family="text">
      <style:text-properties style:font-name="Franklin Gothic Medium" fo:font-style="normal" style:text-underline-style="none" fo:font-weight="bold" officeooo:rsid="00198869" style:font-style-asian="normal" style:font-weight-asian="bold" style:font-style-complex="normal" style:font-weight-complex="bold"/>
    </style:style>
    <style:style style:name="T26" style:family="text">
      <style:text-properties style:font-name="Franklin Gothic Medium" fo:font-style="normal" style:text-underline-style="none" fo:font-weight="normal" officeooo:rsid="00198869" style:font-style-asian="normal" style:font-weight-asian="normal" style:font-style-complex="normal" style:font-weight-complex="normal"/>
    </style:style>
    <style:style style:name="T27" style:family="text">
      <style:text-properties fo:font-size="12pt" officeooo:rsid="0018d5b9" style:font-size-asian="12pt" style:font-size-complex="12pt"/>
    </style:style>
    <style:style style:name="T28" style:family="text">
      <style:text-properties officeooo:rsid="00198869"/>
    </style:style>
    <style:style style:name="T29" style:family="text">
      <style:text-properties officeooo:rsid="001a507a"/>
    </style:style>
    <style:style style:name="T30" style:family="text">
      <style:text-properties officeooo:rsid="001b9d09"/>
    </style:style>
    <style:style style:name="T31" style:family="text">
      <style:text-properties officeooo:rsid="001cd6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<text:span text:style-name="T20">ENTECOSTÉS</text:span></text:p>
      <text:p text:style-name="P1"><text:span text:style-name="T12">Relaion de cantos - </text:span><text:span text:style-name="T11">2013</text:span></text:p>
      <text:p text:style-name="P2"/>
      <text:p text:style-name="P3"><text:span text:style-name="T1">Canto de entrada: <text:tab/><text:tab/></text:span><text:span text:style-name="T2">'</text:span>Veni Creator<text:span text:style-name="T20">'<text:tab/><text:tab/><text:tab/><text:tab/><text:tab/></text:span>(Cecilia)</text:p>
      <text:p text:style-name="P3"><text:span text:style-name="T1">Bendición del agua:</text:span> <text:tab/><text:span text:style-name="T20">'</text:span>Tú has liberado de la esclavitud ...<text:tab/><text:span text:style-name="T20">'</text:span><text:tab/>(Gabriel)</text:p>
      <text:p text:style-name="P2"/>
      <text:list xml:id="list5380169349231996361" text:style-name="WW8Num2">
        <text:list-item>
          <text:p text:style-name="P4">Lectura:<text:tab/><text:span text:style-name="T1">Génesis 11. 1 – 9</text:span> </text:p>
        </text:list-item>
      </text:list>
      <text:p text:style-name="P3"><text:span text:style-name="T1"><text:tab/>Canto:<text:tab/></text:span><text:span text:style-name="T20">'</text:span>Si el Señor no construye la casa<text:span text:style-name="T20">'</text:span> - <text:s/><text:span text:style-name="T17">Salmo 127</text:span><text:tab/>(Claudia)</text:p>
      <text:p text:style-name="P8"/>
      <text:list xml:id="list1280246466" text:continue-numbering="true" text:style-name="WW8Num2">
        <text:list-item>
          <text:p text:style-name="P4">Lectura:<text:tab/><text:span text:style-name="T1">Éxodo 19, 3 – 8a. 16 – 20b</text:span> </text:p>
        </text:list-item>
      </text:list>
      <text:p text:style-name="P3"><text:span text:style-name="T1"><text:tab/>Canto:<text:tab/></text:span><text:span text:style-name="T2">'</text:span>Yo te amo, Señor<text:span text:style-name="T20">'</text:span> – Salmo 18<text:tab/> <text:tab/><text:tab/>(Liliana)</text:p>
      <text:p text:style-name="P8"/>
      <text:list xml:id="list1012738538" text:continue-numbering="true" text:style-name="WW8Num2">
        <text:list-item>
          <text:p text:style-name="P4">Lectura:<text:tab/><text:span text:style-name="T1">Ezequiel 37, 1 – 14</text:span> </text:p>
        </text:list-item>
      </text:list>
      <text:p text:style-name="P3"><text:span text:style-name="T1"><text:tab/>Canto:</text:span> <text:tab/><text:span text:style-name="T20">'</text:span>Os tomaré de entre las naciones<text:span text:style-name="T20">'<text:tab/></text:span><text:tab/><text:tab/>(Cristina)</text:p>
      <text:p text:style-name="P8"/>
      <text:list xml:id="list1251760839" text:continue-numbering="true" text:style-name="WW8Num2">
        <text:list-item>
          <text:p text:style-name="P4">Lectura:<text:tab/><text:span text:style-name="T1">Joel 3, 1 – 5</text:span></text:p>
        </text:list-item>
      </text:list>
      <text:p text:style-name="P3"><text:span text:style-name="T1"><text:tab/>Canto:</text:span> <text:tab/><text:span text:style-name="T20">'</text:span>Sión, Madre de los pueblos<text:span text:style-name="T20">'</text:span> – Salmo 87 (86) <text:tab/>(Liliana)</text:p>
      <text:p text:style-name="P8"/>
      <text:p text:style-name="P7"><text:span text:style-name="T20">Ecos de la Palabra</text:span></text:p>
      <text:p text:style-name="P12"><text:span text:style-name="T23"/></text:p>
      <text:h text:style-name="P22" text:outline-level="2"><text:span text:style-name="T20">Gloria:<text:tab/><text:tab/><text:tab/></text:span><text:span text:style-name="T19">'Gloria a Dios en lo alto del cielo'</text:span><text:span text:style-name="T30"><text:tab/><text:tab/></text:span><text:span text:style-name="T16">(Gabriel)</text:span></text:h>
      <text:p text:style-name="P3"/>
      <text:list xml:id="list1003159870" text:continue-numbering="true" text:style-name="WW8Num2">
        <text:list-item>
          <text:p text:style-name="P4">Lectura:<text:tab/><text:span text:style-name="T1">Hechos 2, 1 – 11</text:span> </text:p>
        </text:list-item>
      </text:list>
      <text:p text:style-name="P3"><text:span text:style-name="T6"><text:tab/>Canto:<text:tab/></text:span><text:span text:style-name="T7">'</text:span><text:span text:style-name="T5">Pentecostés</text:span><text:span text:style-name="T10">'</text:span><text:span text:style-name="T5"><text:tab/><text:tab/><text:tab/><text:tab/><text:tab/><text:tab/>(Iris)</text:span></text:p>
      <text:p text:style-name="P10"/>
      <text:list xml:id="list1730639220" text:continue-numbering="true" text:style-name="WW8Num2">
        <text:list-item>
          <text:p text:style-name="P4">Lectura:<text:tab/><text:span text:style-name="T1">1 Corintios 12, 3b 7. 12 – 13</text:span> </text:p>
        </text:list-item>
      </text:list>
      <text:p text:style-name="P5"><text:span text:style-name="T1"><text:tab/>Canto</text:span>: <text:tab/><text:span text:style-name="T20">'</text:span><text:span text:style-name="T31">Ven, Espíritu Santo</text:span><text:span text:style-name="T20">'<text:tab/><text:tab/></text:span><text:tab/><text:tab/><text:tab/>(Cristina)</text:p>
      <text:p text:style-name="P3"/>
      <text:h text:style-name="P21" text:outline-level="3">Aleluya:<text:tab/><text:tab/><text:tab/><text:span text:style-name="T20">'</text:span><text:span text:style-name="T18">Aleluya Pascual'</text:span><text:tab/><text:tab/><text:tab/><text:tab/><text:span text:style-name="T17">(Gabriel)</text:span></text:h>
      <text:p text:style-name="P3"/>
      <text:list xml:id="list958244118" text:continue-numbering="true" text:style-name="WW8Num2">
        <text:list-item>
          <text:p text:style-name="P4">Evangelio:<text:tab/><text:span text:style-name="T1">Juan 20, 19 – 23</text:span></text:p>
        </text:list-item>
      </text:list>
      <text:p text:style-name="P3"/>
      <text:p text:style-name="P6"><text:span text:style-name="T1">Ecos de la </text:span><text:span text:style-name="T2">Palabra</text:span></text:p>
      <text:p text:style-name="P9"><text:span text:style-name="T20"/></text:p>
      <text:h text:style-name="P19" text:outline-level="3">Homilía</text:h>
      <text:p text:style-name="P8"/>
      <text:h text:style-name="P19" text:outline-level="3">Credo</text:h>
      <text:p text:style-name="P11"><text:span text:style-name="T22"/></text:p>
      <text:p text:style-name="P15">Oraciones de los fieles</text:p>
      <text:p text:style-name="P3"/>
      <text:p text:style-name="P3"><text:span text:style-name="T1">Canto para la Paz: <text:tab/><text:tab/></text:span><text:span text:style-name="T3">'</text:span>Balaam<text:span text:style-name="T28">'<text:tab/><text:tab/><text:tab/><text:tab/><text:tab/></text:span>(Cristina)</text:p>
      <text:p text:style-name="P3"/>
      <text:h text:style-name="P20" text:outline-level="3"><text:span text:style-name="T28">Plegaria Eucarística</text:span></text:h>
      <text:p text:style-name="P13"><text:span text:style-name="T24"/></text:p>
      <text:p text:style-name="P14"><text:span text:style-name="T24">Prefacio</text:span></text:p>
      <text:p text:style-name="P14"><text:span text:style-name="T25">Santo:<text:tab/><text:tab/><text:tab/>'</text:span><text:span text:style-name="T26">Santo Palestina 77'</text:span></text:p>
      <text:p text:style-name="P14"><text:span text:style-name="T24">Consagración</text:span></text:p>
      <text:p text:style-name="P14"><text:span text:style-name="T24">Ananmesís</text:span></text:p>
      <text:p text:style-name="P3"><text:soft-page-break/><text:span text:style-name="T1">Fracción del Pan:</text:span> <text:tab/><text:tab/><text:span text:style-name="T28">'</text:span>Cordero de Dios<text:span text:style-name="T28">'<text:tab/><text:tab/><text:tab/><text:tab/></text:span>(Sergio)</text:p>
      <text:p text:style-name="P3"><text:tab/><text:tab/><text:tab/><text:tab/><text:span text:style-name="T28">'El Señor me ha dado'<text:tab/><text:tab/><text:tab/></text:span>(Gabriel)</text:p>
      <text:p text:style-name="P3"><text:tab/><text:tab/><text:tab/><text:tab/><text:span text:style-name="T28">'</text:span>María, Madre de la Iglesia<text:span text:style-name="T28">'<text:tab/><text:tab/><text:tab/></text:span>(Sergio)</text:p>
      <text:p text:style-name="P3"/>
      <text:p text:style-name="P16"><text:span text:style-name="T4">Comunión</text:span><text:span text:style-name="T1">:</text:span> <text:tab/><text:tab/><text:span text:style-name="T29">'</text:span>Un retoño brota del tronco de Jesé<text:span text:style-name="T29">'<text:tab/></text:span>(Liliana)</text:p>
      <text:p text:style-name="P16"><text:tab/><text:tab/><text:span text:style-name="T29">'</text:span>El Espíritu del Señor está sobre mí<text:span text:style-name="T29">'<text:tab/></text:span>(Samuel)</text:p>
      <text:p text:style-name="P17"/>
      <text:p text:style-name="P3"><text:span text:style-name="T1">Canto Final:</text:span> <text:tab/><text:tab/><text:tab/><text:span text:style-name="T29">'</text:span>Eres hermoso<text:span text:style-name="T29">'<text:tab/><text:tab/><text:tab/><text:tab/></text:span>(Ir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NI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Apartados" style:family="paragraph" style:parent-style-name="Text_20_body_20_indent">
      <style:paragraph-properties fo:margin-left="1cm" fo:margin-right="0cm" fo:margin-top="0cm" fo:margin-bottom="0cm" style:contextual-spacing="false" fo:text-align="justify" style:justify-single-word="false" fo:text-indent="0cm" style:auto-text-indent="false"/>
      <style:text-properties style:font-name="Arial" style:font-name-complex="Arial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fo:font-size="12pt" fo:language="es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ª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3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urgia de Pentecostés</dc:title>
    <meta:initial-creator>Administración</meta:initial-creator>
    <meta:creation-date>2013-05-14T06:48:00</meta:creation-date>
    <dc:date>2013-05-17T06:11:53</dc:date>
    <meta:print-date>2006-06-02T16:39:00</meta:print-date>
    <meta:editing-cycles>7</meta:editing-cycles>
    <meta:editing-duration>PT15M8S</meta:editing-duration>
    <meta:generator>LibreOffice/4.0.2.2$Linux_X86_64 LibreOffice_project/400m0$Build-2</meta:generator>
    <meta:document-statistic meta:table-count="0" meta:image-count="0" meta:object-count="0" meta:page-count="2" meta:paragraph-count="36" meta:word-count="201" meta:character-count="1258" meta:non-whitespace-character-count="1010"/>
  </office:meta>
</office:document-meta>
</file>